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 style:list-style-name="L3">
      <style:text-properties style:font-name="Calibri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nemis : Villageois, miliciens.</text:p>
      <text:p text:style-name="P1"/>
      <text:p text:style-name="P1">Phrase d'introduction</text:p>
      <text:p text:style-name="P1"><text:tab/>T : Thanor</text:p>
      <text:p text:style-name="P1"><text:tab/>H : Haljin</text:p>
      <text:p text:style-name="P1"><text:tab/>V : Villageois </text:p>
      <text:p text:style-name="P1">T : Une ville! C'est donc d'ici que venaient ces deux jeunes gens. Les Jaai peuvent donc survivre à ce climat! J'espère que je trouverai un lit pour la nuit.</text:p>
      <text:p text:style-name="P1">H : Peuple de Tebyr! Un nouvel arrivant entre dans la cité! Et ce n'est pas n'importe qui!</text:p>
      <text:p text:style-name="P1">T : ...?</text:p>
      <text:p text:style-name="P1">H : Les sentinelles m'ont rapporté qu'il s'agit du responsable de la disparition du petit Kinos et de sa soeur, qu'on a retrouvé assassinés par ce meurtrier! Qu'il soit traité comme tel.</text:p>
      <text:p text:style-name="P1">V : Monstre!</text:p>
      <text:p text:style-name="P1">V : A mort!</text:p>
      <text:p text:style-name="P1">T : Je n'ai rien contre vous messieurs, mais approchez et votre vie s'achève ici.</text:p>
      <text:p text:style-name="P1"/>
      <text:p text:style-name="P1">PNJ1</text:p>
      <text:p text:style-name="P1"/>
      <text:list xml:id="list43675050" text:style-name="L1">
        <text:list-item>
          <text:p text:style-name="P3">Vous! Dites leur de cesser cette folie! Je n'ai pas tué ces jeunes gens!</text:p>
        </text:list-item>
        <text:list-item>
          <text:p text:style-name="P3">Pourquoi le ferais-je? Votre parole n'a pas plus de valeur que celle de mon roi Haljin, et vous venez de blesser nombre de mes camarades.</text:p>
        </text:list-item>
        <text:list-item>
          <text:p text:style-name="P3">Et pourtant vous restez là.</text:p>
        </text:list-item>
        <text:list-item>
          <text:p text:style-name="P3">Et pourtant je reste là.</text:p>
        </text:list-item>
        <text:list-item>
          <text:p text:style-name="P3">Souhaitez vous ma mort vous aussi? </text:p>
        </text:list-item>
        <text:list-item>
          <text:p text:style-name="P3">Je n'ai aucun intérêt à la mort des gens, pas plus qu'à leur vie. </text:p>
        </text:list-item>
        <text:list-item>
          <text:p text:style-name="P3">A quoi alors?</text:p>
        </text:list-item>
        <text:list-item>
          <text:p text:style-name="P3">A rien. La vie vient, repart, et mon existence suit son cours. Vous ne devriez pas rester là, j'ai l'impression que les rues sont dangereuses pour vous.</text:p>
        </text:list-item>
      </text:list>
      <text:p text:style-name="P1"/>
      <text:p text:style-name="P1">PNJ2 (une femme dans une cage)</text:p>
      <text:p text:style-name="P1"/>
      <text:list xml:id="list43680598" text:style-name="L2">
        <text:list-item>
          <text:p text:style-name="P4">Pourquoi êtes vous enfermée ma dame? Êtes vous aussi victime d'injustice?</text:p>
        </text:list-item>
        <text:list-item>
          <text:p text:style-name="P4">La justice est une notion bien subjective. Qu'en est-il des enfants que vous avez tué? Etait-ce là un acte de justice?</text:p>
        </text:list-item>
        <text:list-item>
          <text:p text:style-name="P4">Je ne les ai pas tués. Je les ai vus c'est vrai, mourrants sur le lac gelé.</text:p>
        </text:list-item>
        <text:list-item>
          <text:p text:style-name="P4">Alors vous les avez vu c'est vrai? N'ont-ils pas trop souffert?</text:p>
        </text:list-item>
        <text:list-item>
          <text:p text:style-name="P4">... Ils sont morts dignement.</text:p>
        </text:list-item>
        <text:list-item>
          <text:p text:style-name="P4">C'étaient mes enfants... J'espère que vous dites vrai, et que vous ferez payez à ceux qui les ont chassés. </text:p>
        </text:list-item>
        <text:list-item>
          <text:p text:style-name="P4">J'y compte bien. Je reviendrai vous libérer si je le peux.</text:p>
        </text:list-item>
      </text:list>
      <text:p text:style-name="P1"/>
      <text:p text:style-name="P1"/>
      <text:p text:style-name="P1">Checkpoint de sortie :</text:p>
      <text:p text:style-name="P1"><text:tab/>"C'est triste ce qui est arrivé à ces villageois. Et ce le sera encore plus pour leur roi."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1M33S</meta:editing-duration>
    <meta:editing-cycles>12</meta:editing-cycles>
    <meta:generator>OpenOffice.org/3.3$Win32 OpenOffice.org_project/330m20$Build-9567</meta:generator>
    <dc:date>2013-11-12T23:56:53.45</dc:date>
    <meta:document-statistic meta:table-count="0" meta:image-count="0" meta:object-count="0" meta:page-count="1" meta:paragraph-count="31" meta:word-count="358" meta:character-count="1848"/>
    <meta:user-defined meta:name="Info 1"/>
    <meta:user-defined meta:name="Info 2"/>
    <meta:user-defined meta:name="Info 3"/>
    <meta:user-defined meta:name="Info 4"/>
  </office:meta>
</office:document-meta>
</file>